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d209" officeooo:paragraph-rsid="000bd209"/>
    </style:style>
    <style:style style:name="P2" style:family="paragraph" style:parent-style-name="Standard">
      <style:paragraph-properties fo:text-align="center" style:justify-single-word="false"/>
      <style:text-properties officeooo:rsid="000bd209" officeooo:paragraph-rsid="000bd209"/>
    </style:style>
    <style:style style:name="P3" style:family="paragraph" style:parent-style-name="Standard">
      <style:paragraph-properties fo:text-align="start" style:justify-single-word="false"/>
      <style:text-properties officeooo:rsid="000bd209" officeooo:paragraph-rsid="000bd209"/>
    </style:style>
    <style:style style:name="P4" style:family="paragraph" style:parent-style-name="Standard">
      <style:text-properties officeooo:paragraph-rsid="000bd209"/>
    </style:style>
    <style:style style:name="P5" style:family="paragraph" style:parent-style-name="Standard">
      <style:paragraph-properties fo:text-align="center" style:justify-single-word="false"/>
      <style:text-properties officeooo:rsid="000c9896" officeooo:paragraph-rsid="000c9896"/>
    </style:style>
    <style:style style:name="P6" style:family="paragraph" style:parent-style-name="Standard">
      <style:paragraph-properties fo:text-align="start" style:justify-single-word="false"/>
      <style:text-properties officeooo:rsid="000c9896" officeooo:paragraph-rsid="000c9896"/>
    </style:style>
    <style:style style:name="T1" style:family="text">
      <style:text-properties officeooo:rsid="000d06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tre personnage principal, Max, a toujours été fasciné par la technologie et l'informatique depuis son plus jeune âge. Il a appris à coder et à pirater des ordinateurs par lui-même, en explorant les profondeurs d'Internet.</text:p>
      <text:p text:style-name="Standard"/>
      <text:p text:style-name="Standard">Cependant, Max a rapidement réalisé que ses compétences pouvaient être utilisées pour faire du mal et il a décidé de devenir un hacker éthique. Il a commencé à travailler pour des entreprises en effectuant des tests de sécurité et en signalant les vulnérabilités qu'il avait découvertes.</text:p>
      <text:p text:style-name="Standard"/>
      <text:p text:style-name="Standard">Au fil du temps, Max est devenu un expert en bug bounty et en OSINT, et a travaillé sur des projets passionnants pour des entreprises du monde entier. Mais il a également rencontré des obstacles, tels que des ennemis en ligne et des problèmes juridiques, qui ont testé ses compétences et sa loyauté envers ses principes éthiques.</text:p>
      <text:p text:style-name="Standard"/>
      <text:p text:style-name="Standard">Maintenant, Max est sur le point de découvrir le plus grand scandale de sa carrière de hacker éthique, mais cela pourrait aussi être le plus dangereux. Sa passion pour la technologie et son désir de faire le bien l'ont amené à prendre des risques, mais il est prêt à tout pour révéler la vérité et protéger les gens contre les méfaits en lig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 Il faut 20 ans pour créer une réputation, et quelques minutes de cyber-incindent pour la ruin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Chapitre 1 : Mad Max</text:p>
      <text:p text:style-name="P1"/>
      <text:p text:style-name="P4">Max a grandi dans une famille où la technologie était omniprésente. Son père était ingénieur en informatique et sa mère travaillait dans une entreprise de logiciels. Dès son plus jeune âge, Max a été fasciné par les ordinateurs et les gadgets électroniques. Il passait des heures à jouer à des jeux vidéo, à naviguer sur Internet et à démonter des appareils pour en comprendre le fonctionnement.</text:p>
      <text:p text:style-name="P4"/>
      <text:p text:style-name="P4">À l'âge de 12 ans, Max a commencé à apprendre à coder en utilisant des tutoriels en ligne et en lisant des livres sur la programmation. Il a rapidement découvert qu'il avait un talent naturel pour la programmation et a commencé à créer ses propres programmes et applications.</text:p>
      <text:p text:style-name="P4"/>
      <text:p text:style-name="P4">Cependant, Max a également commencé à s'intéresser à la sécurité informatique et <text:span text:style-name="T1">au</text:span> hacking. Il a commencé à explorer les profondeurs d'Internet, cherchant des moyens de contourner les pare-feux et les systèmes de sécurité. Bien qu'il n'ait jamais utilisé ses compétences pour nuire à autrui, il a réalisé que ses connaissances pourraient être utilisées pour faire du mal.</text:p>
      <text:p text:style-name="P4"/>
      <text:p text:style-name="P4">C'est à ce moment-là que Max a décidé de devenir un hacker éthique. Il a commencé à étudier les différentes méthodes de piratage et à se familiariser avec les outils utilisés par les hackers malveillants. Il a également commencé à travailler sur des projets de sécurité pour des entreprises locales, en testant leurs systèmes pour détecter les vulnérabilités et en les aidant à les corriger.</text:p>
      <text:p text:style-name="P4"/>
      <text:p text:style-name="P4">Au fil du temps, Max est devenu un expert en sécurité informatique et a commencé à travailler pour des entreprises du monde entier. Mais il n'a jamais oublié ses racines de hacker autodidacte et a continué à explorer les limites de la technologie. Son expérience en tant que hacker éthique lui a permis de comprendre les vulnérabilités des systèmes informatiques et de les aider à se protéger contre les attaques des hackers malveillants.</text:p>
      <text:p text:style-name="P4"/>
      <text:p text:style-name="P4">Max est un grand fan du film Mad Max. Il adore l'univers post-apocalyptique et les personnages forts et indépendants qui luttent pour leur survie dans un monde hostile. Mais ce n'est pas seulement l'histoire qui l'inspire, c'est aussi la façon dont les personnages utilisent leur intelligence et leur créativité pour survivre dans un monde où les règles ont changé.</text:p>
      <text:p text:style-name="P4"/>
      <text:p text:style-name="P4">Max a réalisé que la cyber sécurité était similaire à l'univers de Mad Max. Les hackers malveillants sont comme les pillards qui cherchent à voler et à détruire ce qui est précieux. Les entreprises et les organisations doivent être prêtes à faire face à ces menaces, en utilisant leur intelligence et leur créativité pour protéger leurs systèmes et leurs données.</text:p>
      <text:p text:style-name="P4"/>
      <text:p text:style-name="P4">Pour Max, la sécurité informatique est une bataille constante pour protéger ce qui est important contre les attaques des hackers malveillants. Comme les personnages de Mad Max, il doit être prêt à utiliser toutes les ressources à sa disposition pour protéger ses clients et empêcher les hackers de causer des dommages. Et comme dans le film, l'ingéniosité et la créativité sont souvent les clés de la victoi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Chapitre 2 : L’entreprise</text:p>
      <text:p text:style-name="P3"/>
      <text:p text:style-name="P3">Max a travaillé dur pour obtenir son diplôme d’ingénieur en cybersécurité. </text:p>
      <text:p text:style-name="P3">Il était excité à l'idée de commencer sa carrière dans une entreprise de cybersécurité renommée.</text:p>
      <text:p text:style-name="P3"/>
      <text:p text:style-name="P3">Il avait justement rendez-vous aujourd’hui dans une entreprise très connue dans ce monde la : « CyberFortress ».</text:p>
      <text:p text:style-name="P3"/>
      <text:p text:style-name="P3">Il arrivit pour son entretien à New-York, cela lui faisait drôle d’être ici. Lui qui venait d’une petite ville rurale du nom de Lambertville dans le New Jersey.</text:p>
      <text:p text:style-name="P3">En effet même si il avait effectué ses études en alternance à New-York, il n’y était que une semaine par mois car son entreprise pour valider son diplôme d’ingénieur en cybersécurité se situait à Lambertville.</text:p>
      <text:p text:style-name="P3"/>
      <text:p text:style-name="P3">- Bonjour, merci d'être venu pour cet entretien. Pouvez-vous me parler de votre expérience en cybersécurité ?</text:p>
      <text:p text:style-name="P3"/>
      <text:p text:style-name="P3">- Bonjour, merci de m'avoir invité. J'ai travaillé pendant cinq ans en tant qu'ingénieur en sécurité informatique et en alternance pour une entreprise de services financiers du nom de « NexaFin ». J'ai également obtenu une certification CISSP.</text:p>
      <text:p text:style-name="P3"/>
      <text:p text:style-name="P3">- Très bien. Pouvez-vous me parler de votre expérience en matière de prévention des cyberattaques ?</text:p>
      <text:p text:style-name="P3"/>
      <text:p text:style-name="P3">- Oui, j'ai travaillé sur la mise en place de pare-feux, de systèmes de détection d'intrusion et de protocoles de sécurité pour protéger les données de l'entreprise contre les cyberattaques. J'ai également travaillé sur la sensibilisation à la sécurité auprès des employés de l'entreprise.</text:p>
      <text:p text:style-name="P3">J'ai commencé à étudier les différentes méthodes de piratage et à me familiariser avec les outils utilisés par les hackers malveillants dès mes 14 ans. </text:p>
      <text:p text:style-name="P3">J'ai également commencé à travailler sur des projets de sécurité pour des entreprises locales, en testant leurs systèmes pour détecter les vulnérabilités et en les aidant à les corriger.</text:p>
      <text:p text:style-name="P3"/>
      <text:p text:style-name="P3">- Très bien. Comment gérez-vous les situations de crise en matière de cybersécurité ?</text:p>
      <text:p text:style-name="P3"/>
      <text:p text:style-name="P3">- J'ai été formé à la gestion des incidents de sécurité et j'ai travaillé sur plusieurs incidents de sécurité dans mon emploi précédent. Je suis capable de réagir rapidement et efficacement en cas d'attaque.</text:p>
      <text:p text:style-name="P3"/>
      <text:p text:style-name="P3">- Très bien, merci pour vos réponses. Pourquoi souhaitez-vous travailler chez CyberFortress ?</text:p>
      <text:p text:style-name="P3"/>
      <text:p text:style-name="P3">- J'ai entendu beaucoup de bien de CyberFortress et de sa réputation en matière de cybersécurité.</text:p>
      <text:p text:style-name="P3">Je suis passionné par la cybersécurité et je pense que je pourrais apporter une contribution significative à l'entreprise.</text:p>
      <text:p text:style-name="P3"/>
      <text:p text:style-name="P3">- Très bien, merci pour votre temps. Nous vous ferons savoir si vous êtes sélectionné pour passer à la prochaine étape du processus de recrutement.</text:p>
      <text:p text:style-name="P3"/>
      <text:p text:style-name="P3">- Merci beaucoup, c'était un plaisir de vous rencontrer.</text:p>
      <text:p text:style-name="P3"/>
      <text:p text:style-name="P3">Sans grande surprise, Max à été embauché et dès la semaine suivante il a commencé.</text:p>
      <text:p text:style-name="P3"/>
      <text:p text:style-name="P3">Le premier jour de Max dans l'entreprise a été un peu intimidant. </text:p>
      <text:p text:style-name="P3"><text:soft-page-break/>Il a été présenté à son équipe et a rencontré son superviseur, Michael, qui lui a expliqué ses responsabilités et les attentes de l'entreprise. </text:p>
      <text:p text:style-name="P3">Max a été impressionné par la passion et le professionnalisme de ses collègues et était déterminé à faire ses preuves.</text:p>
      <text:p text:style-name="P3"/>
      <text:p text:style-name="P3">Au cours de sa première semaine, Max a travaillé sur plusieurs projets intéressants qui l'ont aidé à se familiariser avec les systèmes et les processus de l'entreprise. </text:p>
      <text:p text:style-name="P3">Il a également assisté à des réunions avec des clients pour discuter de leurs besoins en matière de cybersécurité et pour proposer des solutions adaptées.</text:p>
      <text:p text:style-name="P3"/>
      <text:p text:style-name="P3">Max a rapidement compris que la cybersécurité était un domaine en constante évolution et qu'il devait rester à jour sur les dernières tendances et les menaces émergentes. </text:p>
      <text:p text:style-name="P3">Il a commencé à suivre des formations en ligne et à assister à des conférences pour améliorer ses compétences et rester à la pointe de son domaine.</text:p>
      <text:p text:style-name="P3"/>
      <text:p text:style-name="P3">Au fil du temps, Max est devenu un membre clé de l'équipe de cybersécurité de l'entreprise. Ses compétences techniques et son dévouement envers la protection des données ont permis à l'entreprise de fournir des solutions de cybersécurité de qualité supérieure à ses clients. </text:p>
      <text:p text:style-name="P3">Max était fier de faire partie de cette équipe et était heureux de savoir que son travail faisait une différence dans le monde de la cybersécurité.</text:p>
      <text:p text:style-name="P3"/>
      <text:p text:style-name="P3">Mais Max se lassait de la routine, il voulait aller plus loin.</text:p>
      <text:p text:style-name="P3"/>
      <text:p text:style-name="P5"/>
      <text:p text:style-name="P5">Chapitre 3 : Le lancement</text:p>
      <text:p text:style-name="P6"/>
      <text:p text:style-name="P6">Max a décidé de se lancer dans un projet indépendant de hacking éthique pour relever des défis plus complexes. </text:p>
      <text:p text:style-name="P6">Il a commencé à chercher des projets intéressants à entreprendre et a finalement trouvé un site web qui avait besoin de tests de sécurité.</text:p>
      <text:p text:style-name="P6"/>
      <text:p text:style-name="P6">Il a commencé à travailler sur ce projet et a découvert une vulnérabilité importante dans le système de sécurité du site web. </text:p>
      <text:p text:style-name="P6">Il a contacté le propriétaire du site pour lui faire part de ses découvertes et lui proposer de l'aider à corriger les failles de sécurité ;</text:p>
      <text:p text:style-name="P6"/>
      <text:p text:style-name="P6">-Bonjour, je suis Max, un professionnel de la sécurité informatique. J'ai récemment visité votre site web et j'ai découvert une vulnérabilité importante dans votre système de sécurité.</text:p>
      <text:p text:style-name="P6"/>
      <text:p text:style-name="P6">-Oh wow, merci de me le dire. Quelle est la vulnérabilité que vous avez découverte ?</text:p>
      <text:p text:style-name="P6"/>
      <text:p text:style-name="P6">-Je ne peux pas donner de détails spécifiques pour des raisons de sécurité, mais je peux vous dire que cela pourrait permettre à des pirates informatiques de prendre le contrôle de votre site web et d'accéder à des informations sensibles.</text:p>
      <text:p text:style-name="P6"/>
      <text:p text:style-name="P6">-C'est très préoccupant. Que pouvez-vous faire pour m'aider à corriger ces failles de sécurité ?</text:p>
      <text:p text:style-name="P6"/>
      <text:p text:style-name="P6">-Je peux vous aider à identifier les vulnérabilités et à mettre en place des mesures de sécurité pour les corriger. Je peux également vous former et vous conseiller sur les meilleures pratiques de sécurité informatique pour éviter que cela ne se reproduise à l'avenir.</text:p>
      <text:p text:style-name="P6"/>
      <text:p text:style-name="P6">-Cela semble être une excellente idée. Combien cela coûterait-il ?</text:p>
      <text:p text:style-name="P6"><text:soft-page-break/></text:p>
      <text:p text:style-name="P6">-Je ne facture pas pour mes services de découverte de vulnérabilités. Mon objectif est d'améliorer la sécurité en ligne pour tous. Nous pouvons discuter de mes tarifs pour les autres services que je propose, tels que la formation et le conseil en sécurité informatique.</text:p>
      <text:p text:style-name="P6"/>
      <text:p text:style-name="P6">-Je suis très reconnaissant de votre aide. Comment pouvons-nous commencer à travailler ensemble ?</text:p>
      <text:p text:style-name="P6"/>
      <text:p text:style-name="P6">-Nous pouvons commencer par effectuer un audit de sécurité complet de votre site web pour identifier toutes les vulnérabilités. Ensuite, nous pouvons travailler ensemble pour les corriger et mettre en place des mesures de sécurité pour protéger votre site web à l'avenir.</text:p>
      <text:p text:style-name="P6"/>
      <text:p text:style-name="P6">Max a utilisé Kali Linux pour analyser le site web et a découvert une faille de sécurité dans le formulaire de connexion du site. </text:p>
      <text:p text:style-name="P6">Cette faille permettait à des pirates informatiques de s'introduire dans le site en utilisant des attaques de force brute.</text:p>
      <text:p text:style-name="P6"/>
      <text:p text:style-name="P6">Max a expliqué au propriétaire du site comment cette faille pouvait être exploitée et a proposé plusieurs solutions pour la corriger. </text:p>
      <text:p text:style-name="P6">Ensemble, ils ont décidé de mettre en place un système de blocage automatique après plusieurs tentatives de connexion infructueuses. </text:p>
      <text:p text:style-name="P6">De plus, Max a recommandé d'utiliser des mots de passe forts et de mettre en place une authentification à deux facteurs pour renforcer la sécurité du site.</text:p>
      <text:p text:style-name="P6"/>
      <text:p text:style-name="P6">Après avoir mis en place ces mesures de sécurité, Max a effectué plusieurs tests pour s'assurer que la faille de sécurité avait été corrigée. </text:p>
      <text:p text:style-name="P6">Il a également recommandé au propriétaire du site de mettre en place des mises à jour régulières de sa librairie « JS » pour garantir la sécurité continue du site.</text:p>
      <text:p text:style-name="P6"/>
      <text:p text:style-name="P6">Grâce à la collaboration entre Max et le propriétaire du site, la faille de sécurité a été corrigée et le site est maintenant mieux protégé contre cette attaque de pirates informatiques.</text:p>
      <text:p text:style-name="P6"/>
      <text:p text:style-name="P6">Le propriétaire du site a été impressionné par les compétences de Max et l’a payé très grâcieusement. </text:p>
      <text:p text:style-name="P6">Il a travaillé en étroite collaboration avec le propriétaire du site pour corriger les failles de sécurité et renforcer la protection du site contre les attaques de pirates informatiques.</text:p>
      <text:p text:style-name="P6"/>
      <text:p text:style-name="P6">Un jour, alors qu'il assistait à une conférence sur la sécurité informatique, Max a eu l'opportunité de rencontrer d'autres professionnels de la sécurité informatique. Ils ont échangé des idées et des expériences sur les différentes méthodes pour protéger les données et les réseaux contre les attaques de pirates informatiques.</text:p>
      <text:p text:style-name="P6"/>
      <text:p text:style-name="P6">Max a appris beaucoup de choses intéressantes et a été inspiré pour continuer à approfondir ses connaissances en matière de sécurité informatique. Il a également rencontré des personnes qui partageaient les mêmes intérêts et passions que lui.</text:p>
      <text:p text:style-name="P6"/>
      <text:p text:style-name="P6">Bien qu'il n'ait pas été embauché par une entreprise après la conférence, car il en avait pas l’envie, Max a pu élargir son réseau avec d’autres hackers éthique comme lui et a acquis de nouvelles compétences et connaissances en matière de sécurité informatique. </text:p>
      <text:p text:style-name="P6">Il a continué à se perfectionner en suivant des formations en ligne et en participant à d'autres conférences et événements liés à la cyber sécurité.</text:p>
      <text:p text:style-name="Standard"/>
      <text:p text:style-name="Standard"><text:soft-pag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23:27:14.757000000</meta:creation-date>
    <dc:date>2023-05-11T22:41:57.556000000</dc:date>
    <meta:editing-duration>PT3H52M40S</meta:editing-duration>
    <meta:editing-cycles>3</meta:editing-cycles>
    <meta:generator>LibreOffice/7.5.1.2$Windows_X86_64 LibreOffice_project/fcbaee479e84c6cd81291587d2ee68cba099e129</meta:generator>
    <meta:document-statistic meta:table-count="0" meta:image-count="0" meta:object-count="0" meta:page-count="7" meta:paragraph-count="72" meta:word-count="2130" meta:character-count="12955" meta:non-whitespace-character-count="10882"/>
  </office:meta>
</office:document-meta>
</file>